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Segoe U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258.45" calcext:value-type="float">
            <text:p>258.45</text:p>
          </table:table-cell>
          <table:table-cell table:formula="of:=[.B1]*[.A1]" office:value-type="float" office:value="3101.4" calcext:value-type="float">
            <text:p>3101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table:formula="of:=[.B2]*[.A2]" office:value-type="float" office:value="7200" calcext:value-type="float">
            <text:p>7200</text:p>
          </table:table-cell>
        </table:table-row>
        <table:table-row table:style-name="ro1">
          <table:table-cell table:number-columns-repeated="2"/>
          <table:table-cell table:formula="of:=[.C1]+[.C2]" office:value-type="float" office:value="10301.4" calcext:value-type="float">
            <text:p>10301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/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0T17:58:57.036000000</meta:creation-date>
    <dc:date>2015-01-30T20:03:17.044000000</dc:date>
    <meta:editing-duration>PT1H49M9S</meta:editing-duration>
    <meta:editing-cycles>1</meta:editing-cycles>
    <meta:document-statistic meta:table-count="1" meta:cell-count="7" meta:object-count="0"/>
    <meta:generator>LibreOffice/4.3.5.2$Windows_x86 LibreOffice_project/3a87456aaa6a95c63eea1c1b3201acedf0751bd5</meta:generator>
  </office:meta>
</office:document-meta>
</file>